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language="de" fo:country="CH"/>
    </style:style>
    <style:style style:name="P2" style:parent-style-name="Überschrift1" style:family="paragraph">
      <style:text-properties fo:language="de" fo:country="CH"/>
    </style:style>
    <style:style style:name="P3" style:parent-style-name="Überschrift5" style:family="paragraph">
      <style:text-properties fo:language="de" fo:country="CH"/>
    </style:style>
    <style:style style:name="P4" style:parent-style-name="Textbody" style:family="paragraph">
      <style:text-properties fo:language="de" fo:country="CH"/>
    </style:style>
    <style:style style:name="P5" style:parent-style-name="Textbody" style:family="paragraph">
      <style:text-properties fo:language="de" fo:country="CH"/>
    </style:style>
    <style:style style:name="P6" style:parent-style-name="Überschrift5" style:family="paragraph">
      <style:text-properties fo:language="de" fo:country="CH"/>
    </style:style>
    <style:style style:name="P7" style:parent-style-name="Textbody" style:family="paragraph">
      <style:text-properties fo:language="de" fo:country="CH"/>
    </style:style>
    <style:style style:name="P8" style:parent-style-name="Textbody" style:family="paragraph">
      <style:text-properties fo:language="de" fo:country="CH"/>
    </style:style>
    <style:style style:name="P9" style:parent-style-name="Textbody" style:family="paragraph">
      <style:text-properties fo:language="de" fo:country="CH"/>
    </style:style>
    <style:style style:name="P10" style:parent-style-name="Überschrift5" style:family="paragraph">
      <style:text-properties fo:language="de" fo:country="CH"/>
    </style:style>
    <style:style style:name="P11" style:parent-style-name="Textbody" style:family="paragraph">
      <style:text-properties fo:language="de" fo:country="CH"/>
    </style:style>
    <style:style style:name="P12" style:parent-style-name="Textbody" style:family="paragraph">
      <style:text-properties fo:language="de" fo:country="CH"/>
    </style:style>
    <style:style style:name="P13" style:parent-style-name="Textbody" style:family="paragraph">
      <style:text-properties fo:language="de" fo:country="CH"/>
    </style:style>
    <style:style style:name="P14" style:parent-style-name="Textbody" style:family="paragraph">
      <style:text-properties fo:language="de" fo:country="CH"/>
    </style:style>
    <style:style style:name="P15" style:parent-style-name="Textbody" style:family="paragraph">
      <style:text-properties fo:language="de" fo:country="CH"/>
    </style:style>
    <style:style style:name="P16" style:parent-style-name="Überschrift5" style:family="paragraph">
      <style:text-properties fo:language="de" fo:country="CH"/>
    </style:style>
    <style:style style:name="P17" style:parent-style-name="Überschrift5" style:family="paragraph">
      <style:text-properties fo:language="de" fo:country="CH"/>
    </style:style>
    <style:style style:name="P18" style:parent-style-name="Textbody" style:family="paragraph">
      <style:text-properties fo:language="de" fo:country="CH"/>
    </style:style>
    <style:style style:name="P19" style:parent-style-name="Textbody" style:family="paragraph">
      <style:text-properties fo:language="de" fo:country="CH"/>
    </style:style>
    <style:style style:name="P20" style:parent-style-name="Textbody" style:family="paragraph">
      <style:text-properties fo:language="de" fo:country="CH"/>
    </style:style>
    <style:style style:name="P21" style:parent-style-name="Textbody" style:family="paragraph">
      <style:text-properties fo:language="de" fo:country="CH"/>
    </style:style>
    <style:style style:name="T22" style:parent-style-name="Absatz-Standardschriftart" style:family="text">
      <style:text-properties fo:language="de" fo:country="CH"/>
    </style:style>
    <style:style style:name="P23" style:parent-style-name="Textbody" style:family="paragraph">
      <style:text-properties fo:language="de" fo:country="CH"/>
    </style:style>
    <style:style style:name="P24" style:parent-style-name="Textbody" style:family="paragraph">
      <style:text-properties fo:language="de" fo:country="CH"/>
    </style:style>
    <style:style style:name="P25" style:parent-style-name="Textbody" style:family="paragraph">
      <style:text-properties fo:language="de" fo:country="CH"/>
    </style:style>
    <style:style style:name="P26" style:parent-style-name="Textbody" style:family="paragraph">
      <style:text-properties fo:language="de" fo:country="CH"/>
    </style:style>
    <style:style style:name="P27" style:parent-style-name="Textbody" style:family="paragraph">
      <style:text-properties fo:font-weight="bold" style:font-weight-asian="bold" style:font-weight-complex="bold" fo:font-size="20pt" style:font-size-asian="20pt" style:font-size-complex="20pt" fo:language="de" fo:country="CH"/>
    </style:style>
    <style:style style:name="P28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29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0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1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2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3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4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5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6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7" style:parent-style-name="StandardWeb" style:family="paragraph">
      <style:paragraph-properties fo:margin-top="0in" fo:margin-bottom="0in"/>
      <style:text-properties style:font-name="Calibri" style:font-name-complex="Calibri" fo:font-size="16pt" style:font-size-asian="16pt" style:font-size-complex="16pt"/>
    </style:style>
    <style:style style:name="P38" style:parent-style-name="Textbody" style:family="paragraph">
      <style:text-properties fo:language="de" fo:country="CH"/>
    </style:style>
  </office:automatic-styles>
  <office:body>
    <office:text text:use-soft-page-breaks="true">
      <text:p text:style-name="P1">Kennenlernen Projektteam / Experte</text:p>
      <text:h text:style-name="P2" text:outline-level="1">Fragen</text:h>
      <text:h text:style-name="P3" text:outline-level="5">Welche Aspekte sind Ihnen wichtig bei einer Bachelorarbeit?</text:h>
      <text:list text:style-name="LFO1" text:continue-numbering="true">
        <text:list-item>
          <text:p text:style-name="P4">Nutzen zeigen (z.B. Geselschaftlicher Nutzen, Geselschaftlicher Impact)</text:p>
        </text:list-item>
      </text:list>
      <text:p text:style-name="P5"/>
      <text:h text:style-name="P6" text:outline-level="5">Was ist Ihr Interesse an diesem Projekt und an diesem Thema?</text:h>
      <text:list text:style-name="LFO1" text:continue-numbering="true">
        <text:list-item>
          <text:p text:style-name="P7">Titel hat ihn angesprochen, freundin hat feministische Tanzschule, er interessiert sich an philosophischen Frauen, persöndlichen feministisches Interesse</text:p>
        </text:list-item>
        <text:list-item>
          <text:p text:style-name="P8">Darf feministisch angehaut sein</text:p>
        </text:list-item>
      </text:list>
      <text:p text:style-name="P9"/>
      <text:h text:style-name="P10" text:outline-level="5">Haben Sie bereits Erfahrungen auf diesem Gebiet (technisch, inhaltlich)?<text:s/>Welche?</text:h>
      <text:list text:style-name="LFO1" text:continue-numbering="true">
        <text:list-item>
          <text:p text:style-name="P11">Er weiss technisch um was es geht aber ist nicht im Thema drin</text:p>
        </text:list-item>
        <text:list-item>
          <text:p text:style-name="P12">Will sehen wie wir unseren Code aufbauen und mit verweissen auf Begriffe wie NER oder so</text:p>
        </text:list-item>
        <text:list-item>
          <text:p text:style-name="P13">Mascha: Will kurze technsiche erklärungen zu NER z.B.</text:p>
        </text:list-item>
        <text:list-item>
          <text:p text:style-name="P14">Alain: will wissen wieso wir methoden wählen, Begrüdungen</text:p>
        </text:list-item>
      </text:list>
      <text:p text:style-name="P15"/>
      <text:h text:style-name="P16" text:outline-level="5">Gibt es etwas, auf das Sie besonders Wert legen bei der<text:s/></text:h>
      <text:h text:style-name="P17" text:outline-level="5">Dokumentation?</text:h>
      <text:list text:style-name="LFO1" text:continue-numbering="true">
        <text:list-item>
          <text:p text:style-name="P18">Methoden Wahl erklären</text:p>
        </text:list-item>
        <text:list-item>
          <text:p text:style-name="P19">Geselschaftlichen Nutzen aufzeigen</text:p>
        </text:list-item>
        <text:list-item>
          <text:p text:style-name="P20">Retrospektive machen in Doku</text:p>
        </text:list-item>
      </text:list>
      <text:p text:style-name="P21"/>
      <text:h text:style-name="Überschrift5" text:outline-level="5"><text:span text:style-name="T22">Was erwarten Sie an der Verteidigung?<text:s/></text:span>Demo?</text:h>
      <text:list text:style-name="LFO1" text:continue-numbering="true">
        <text:list-item>
          <text:p text:style-name="P23">Live Beispiel, nicht Trocken, gute Beispiele,<text:s/></text:p>
        </text:list-item>
        <text:list-item>
          <text:p text:style-name="P24">Source Code zeigen ist okey</text:p>
        </text:list-item>
        <text:list-item>
          <text:p text:style-name="P25">Text einspeisen und Resulat anschauen würde er begrüssen</text:p>
        </text:list-item>
      </text:list>
      <text:p text:style-name="P26"/>
      <text:p text:style-name="P27">Protokoll Meeting mit Experte:</text:p>
      <text:p text:style-name="P28">Termin Verteidigung: Montag 26. Juni 14:00 -16:00 warscheindlich beim Gebäude am Bahnhof</text:p>
      <text:soft-page-break/>
      <text:p text:style-name="P29"> </text:p>
      <text:p text:style-name="P30"> </text:p>
      <text:p text:style-name="P31">Fragen von Alain:</text:p>
      <text:p text:style-name="P32"> </text:p>
      <text:p text:style-name="P33">Was für Zitate? Wer das Zitat<text:s/>geschrieben<text:s/>hat oder von wem es ist?</text:p>
      <text:p text:style-name="P34"> </text:p>
      <text:p text:style-name="P35">Wie gehen wir um mit nicht zuteilbaren Personen zu<text:s/>Geschlechtern<text:s/>um?</text:p>
      <text:p text:style-name="P36"> </text:p>
      <text:p text:style-name="P37">Abgabe:<text:s/>Dokumentation per PDF per mail, kein SourceCode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de" fo:country="CH" style:language-asian="de" style:country-asian="CH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eschbacher Anina</dc:creator>
    <meta:creation-date>2023-03-20T11:06:00Z</meta:creation-date>
    <dc:date>2023-03-23T10:57:00Z</dc:date>
    <meta:template xlink:href="Normal.dotm" xlink:type="simple"/>
    <meta:editing-cycles>6</meta:editing-cycles>
    <meta:editing-duration>PT0S</meta:editing-duration>
    <meta:document-statistic meta:page-count="2" meta:paragraph-count="2" meta:word-count="198" meta:character-count="1445" meta:row-count="10" meta:non-whitespace-character-count="1249"/>
  </office:meta>
</office:document-meta>
</file>